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295in" svg:y="8.149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2.4563in" svg:y="8.1331in">
            <draw:object draw:notify-on-update-of-ranges="'cc vs rs'.A60:'cc vs rs'.A65 'cc vs rs'.B58:'cc vs rs'.B59 'cc vs rs'.B60:'cc vs rs'.B65 'cc vs rs'.C58:'cc vs rs'.C59 'cc vs rs'.C60:'cc vs rs'.C6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8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9" draw:style-name="gr1" draw:text-style-name="P1" svg:width="6.2988in" svg:height="3.5429in" svg:x="13.3339in" svg:y="12.198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0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1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2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3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4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5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6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C) Writing</text:p>
          </table:table-cell>
          <table:table-cell office:value-type="string">
            <text:p>(D) 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C) Writing</text:p>
          </table:table-cell>
          <table:table-cell office:value-type="string">
            <text:p>(D) 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C) Writing</text:p>
          </table:table-cell>
          <table:table-cell office:value-type="string">
            <text:p>(D) 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Writing</text:p>
          </table:table-cell>
          <table:table-cell office:value-type="string">
            <text:p>(D) Reading</text:p>
          </table:table-cell>
          <table:table-cell table:number-columns-repeated="5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6.376">
            <text:p>146.376</text:p>
          </table:table-cell>
          <table:table-cell office:value-type="float" office:value="217.863">
            <text:p>217.863</text:p>
          </table:table-cell>
          <table:table-cell table:number-columns-repeated="5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7.958">
            <text:p>137.958</text:p>
          </table:table-cell>
          <table:table-cell office:value-type="float" office:value="148.915">
            <text:p>148.915</text:p>
          </table:table-cell>
          <table:table-cell table:number-columns-repeated="5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.998">
            <text:p>124.998</text:p>
          </table:table-cell>
          <table:table-cell office:value-type="float" office:value="76.867">
            <text:p>76.867</text:p>
          </table:table-cell>
          <table:table-cell table:number-columns-repeated="5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91.667">
            <text:p>91.667</text:p>
          </table:table-cell>
          <table:table-cell table:number-columns-repeated="5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75.001">
            <text:p>75.001</text:p>
          </table:table-cell>
          <table:table-cell table:number-columns-repeated="5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50.02">
            <text:p>50.0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C) Writing</text:p>
          </table:table-cell>
          <table:table-cell office:value-type="string">
            <text:p>(D) 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208.339">
            <text:p>208.339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145.015">
            <text:p>145.015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76.867">
            <text:p>76.86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91.667">
            <text:p>91.66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75.001">
            <text:p>75.001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50.02">
            <text:p>50.02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0.433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 style:data-style-name="N2" text:time-value="0000-00-00T09:55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5T10:27:27</dc:date>
    <meta:editing-duration>P1DT1H59M53S</meta:editing-duration>
    <meta:editing-cycles>165</meta:editing-cycles>
    <meta:print-date>2013-10-16T17:09:16</meta:print-date>
    <meta:document-statistic meta:table-count="2" meta:cell-count="1160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3:'cc vs rs'.E5 'cc vs rs'.B2:'cc vs rs'.E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5:'di vs rf'.C70 'di vs rf'.B64:'di vs rf'.C64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5:'di vs rf'.D51 'di vs rf'.B44:'di vs rf'.D44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4:'di vs rf'.C79 'di vs rf'.B73:'di vs rf'.C73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3:'cc vs rs'.F88 'cc vs rs'.B82:'cc vs rs'.F82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839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E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952cm" style:legend-expansion="high" chart:style-name="ch2"/>
        <chart:plot-area chart:style-name="ch3" table:cell-range-address="'cc vs rs'.A60:'cc vs rs'.C65 'cc vs rs'.B58:'cc vs rs'.C59" chart:data-source-has-labels="both" svg:x="0.77cm" svg:y="0.855cm" svg:width="11.93cm" svg:height="6.984cm">
          <chartooo:coordinate-region svg:x="5.307cm" svg:y="0.855cm" svg:width="7.113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571cm" svg:y="7.962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8:'cc vs rs'.B59" chart:class="chart:bar">
            <chart:data-point chart:repeated="6"/>
          </chart:series>
          <chart:series chart:style-name="ch9" chart:values-cell-range-address="'cc vs rs'.C60:'cc vs rs'.C65" chart:label-cell-address="'cc vs rs'.C58:'cc vs rs'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text:list>
                  <text:list-item>
                    <text:p/>
                  </text:list-item>
                  <text:list-item>
                    <text:p>(C) Writing</text:p>
                  </text:list-item>
                </text:list>
                <draw:g>
                  <svg:desc>'cc vs rs'.B58:'cc vs rs'.B59</svg:desc>
                </draw:g>
              </table:table-cell>
              <table:table-cell office:value-type="string">
                <text:p>(D) Reading</text:p>
                <text:list>
                  <text:list-item>
                    <text:p/>
                  </text:list-item>
                  <text:list-item>
                    <text:p>(D) Reading</text:p>
                  </text:list-item>
                </text:list>
                <draw:g>
                  <svg:desc>'cc vs rs'.C58:'cc vs rs'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208.339">
                <text:p>208.339</text:p>
                <draw:g>
                  <svg:desc>'cc vs rs'.C60:'cc vs rs'.C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145.015">
                <text:p>145.0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2:'cc vs rs'.F97 'cc vs rs'.D91:'cc vs rs'.F91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899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E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952cm" style:legend-expansion="high" chart:style-name="ch2"/>
        <chart:plot-area chart:style-name="ch3" table:cell-range-address="'cc vs rs'.A25:'cc vs rs'.C31" chart:data-source-has-labels="both" svg:x="0.77cm" svg:y="0.855cm" svg:width="12.036cm" svg:height="6.984cm">
          <chartooo:coordinate-region svg:x="5.307cm" svg:y="0.855cm" svg:width="7.061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draw:g>
                  <svg:desc>'cc vs rs'.B25:'cc vs rs'.B25</svg:desc>
                </draw:g>
              </table:table-cell>
              <table:table-cell office:value-type="string">
                <text:p>(D) 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B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2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E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2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E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B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E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cc vs rs'.A51:'cc vs rs'.E56 'cc vs rs'.B50:'cc vs rs'.E50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C) Writing</text:p>
                <draw:g>
                  <svg:desc>'cc vs rs'.D50:'cc vs rs'.D50</svg:desc>
                </draw:g>
              </table:table-cell>
              <table:table-cell office:value-type="string">
                <text:p>(D) Reading</text:p>
                <draw:g>
                  <svg:desc>'cc vs rs'.E50:'cc vs rs'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33">
                <text:p>183.333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217.863">
                <text:p>217.863</text:p>
                <draw:g>
                  <svg:desc>'cc vs rs'.E51:'cc vs rs'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48.915">
                <text:p>14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8:'cc vs rs'.E10 'cc vs rs'.B7:'cc vs rs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3:'cc vs rs'.E15 'cc vs rs'.B12:'cc vs rs'.E1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952cm" style:legend-expansion="high" chart:style-name="ch2"/>
        <chart:plot-area chart:style-name="ch3" table:cell-range-address="'cc vs rs'.A33:'cc vs rs'.C39" chart:data-source-has-labels="both" svg:x="0.77cm" svg:y="0.855cm" svg:width="12.036cm" svg:height="6.984cm">
          <chartooo:coordinate-region svg:x="5.307cm" svg:y="0.855cm" svg:width="7.061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draw:g>
                  <svg:desc>'cc vs rs'.B33:'cc vs rs'.B33</svg:desc>
                </draw:g>
              </table:table-cell>
              <table:table-cell office:value-type="string">
                <text:p>(D) 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952cm" style:legend-expansion="high" chart:style-name="ch2"/>
        <chart:plot-area chart:style-name="ch3" table:cell-range-address="'cc vs rs'.A41:'cc vs rs'.C47" chart:data-source-has-labels="both" svg:x="0.77cm" svg:y="0.855cm" svg:width="12.036cm" svg:height="6.984cm">
          <chartooo:coordinate-region svg:x="5.307cm" svg:y="0.855cm" svg:width="7.061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draw:g>
                  <svg:desc>'cc vs rs'.B41:'cc vs rs'.B41</svg:desc>
                </draw:g>
              </table:table-cell>
              <table:table-cell office:value-type="string">
                <text:p>(D) 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4:'cc vs rs'.F79 'cc vs rs'.B73:'cc vs rs'.F73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1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E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